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OS VideoStreamer Framework Source File Organization</text:h>
      <text:h text:style-name="Heading_20_3" text:outline-level="3">VideoStreamer-&gt;</text:h>
      <text:h text:style-name="Heading_20_4" text:outline-level="4">VideoStreamer.h/.m</text:h>
      <text:p text:style-name="Text_20_body">Begins and ends an RTP-based video chat with a SIP client connected to a TrickPlay SIP server. (Note: ToDo comment in VideoStreamerContext class alloc: method mentions the need to investigate whether a memory leak exists here. Other imortant ToDo's also exist in this .m file.) Also starts and ends capturing video. (Note: There are large code blocks in the captureVideo: method that have been commented out. Don't know their purpose or if they can be removed.)</text:p>
      <text:h text:style-name="Heading_20_3" text:outline-level="3">VideoStreamer-&gt;AVCEncoder-&gt;</text:h>
      <text:h text:style-name="Heading_20_4" text:outline-level="4">AVCEncoder.h</text:h>
      <text:h text:style-name="Heading_20_4" text:outline-level="4">AVCParameters.h</text:h>
      <text:p text:style-name="Standard">Header files for libAVCEncoder.a library.</text:p>
      <text:h text:style-name="Heading_20_3" text:outline-level="3">VideoStreamer-&gt;Networking-&gt;</text:h>
      <text:h text:style-name="Heading_20_4" text:outline-level="4">sm_math.h/.m</text:h>
      <text:p text:style-name="Standard">Utility math functions used by the libAVCEncoder library.</text:p>
      <text:h text:style-name="Heading_20_4" text:outline-level="4">MyExtensions.h/.m</text:h>
      <text:p text:style-name="Standard">Utility functions to create a unique ID and an MD5 algorithm.</text:p>
      <text:h text:style-name="Heading_20_3" text:outline-level="3">VideoStreamer-&gt;Networking-&gt;packetizers-&gt;</text:h>
      <text:h text:style-name="Heading_20_4" text:outline-level="4">rtpenc_aac.h/.m</text:h>
      <text:p text:style-name="Standard">Packet functions used by the libAVCEncoder.a library.</text:p>
      <text:h text:style-name="Heading_20_4" text:outline-level="4">rtpenc_h264.h/.m</text:h>
      <text:p text:style-name="Standard">Utility functions used by the libAVCEncoder.a library.</text:p>
      <text:h text:style-name="Heading_20_3" text:outline-level="3">VideoStreamer-&gt;Networking-&gt;SDP-&gt;</text:h>
      <text:h text:style-name="Heading_20_4" text:outline-level="4">SDPParser.h/.m</text:h>
      <text:p text:style-name="Standard">Functions to parse an SDP message, discover the iOS device's IP address and the ports to use to establish an RTP audio and video stream.</text:p>
      <text:h text:style-name="Heading_20_4" text:outline-level="4">MediaDescription.h/.m</text:h>
      <text:p text:style-name="Standard">Data structure to store the information parsed from a media attribute in an SDP packet. The information <text:soft-page-break/>may be used to form an RTP stream.</text:p>
      <text:h text:style-name="Heading_20_3" text:outline-level="3">VideoStreamer-&gt;Networking-&gt;RTP-&gt;</text:h>
      <text:h text:style-name="Heading_20_4" text:outline-level="4"><text:span text:style-name="T1">*.h/*</text:span>.c</text:h>
      <text:p text:style-name="Standard">Open-source files that implement an RTP stream.</text:p>
      <text:h text:style-name="Heading_20_3" text:outline-level="3">VideoStreamer-&gt;Networking-&gt;SIP-&gt;</text:h>
      <text:h text:style-name="Heading_20_4" text:outline-level="4">SIPDialog.h/.m</text:h>
      <text:p text:style-name="Standard">Creates and parses SIP packets.</text:p>
      <text:h text:style-name="Heading_20_4" text:outline-level="4">SIPClient.h/.m</text:h>
      <text:p text:style-name="Standard">Implements a SIP client thread that is connected to the SIP server through a socket. After connecting, all SIP client activity occurs on this separate thread.</text:p>
      <text:h text:style-name="Heading_20_3" text:outline-level="3">VideoStreamer-&gt;Networking-&gt;STUN-&gt;</text:h>
      <text:h text:style-name="Heading_20_4" text:outline-level="4">STUNClient.h/.m</text:h>
      <text:p text:style-name="Standard">Class used to discover the iOS device's public IP address.</text:p>
      <text:h text:style-name="Heading_20_3" text:outline-level="3">VideoStreamer-&gt;Networking-&gt;</text:h>
      <text:h text:style-name="Heading_20_4" text:outline-level="4">RTSPClient.h/.m</text:h>
      <text:p text:style-name="Standard">Third-party RTSP functions. This class is probably not very complete or robust; one comment within it states “Given that I don't know what I'm doing. Yea. Umm. This does stuff.”</text:p>
      <text:h text:style-name="Heading_20_4" text:outline-level="4">NetworkManager.h/.m</text:h>
      <text:p text:style-name="Standard">Manages network traffic related to the encoding of video. Audio encoding is not yet implement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.2402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n Calwas</meta:initial-creator>
    <meta:creation-date>2012-09-19T15:34:55</meta:creation-date>
    <dc:date>2012-09-19T16:28:31</dc:date>
    <dc:creator>Steven Calwas</dc:creator>
    <meta:editing-duration>PT53M36S</meta:editing-duration>
    <meta:editing-cycles>9</meta:editing-cycles>
    <meta:generator>LibreOffice/3.3$Unix LibreOffice_project/330m19$Build-401</meta:generator>
    <meta:document-statistic meta:table-count="0" meta:image-count="0" meta:object-count="0" meta:page-count="2" meta:paragraph-count="39" meta:word-count="287" meta:character-count="2109"/>
  </office:meta>
</office:document-meta>
</file>